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a423d" officeooo:paragraph-rsid="000a423d"/>
    </style:style>
    <style:style style:name="P2" style:family="paragraph" style:parent-style-name="Standard">
      <style:text-properties officeooo:rsid="000c66a7" officeooo:paragraph-rsid="000c66a7"/>
    </style:style>
    <style:style style:name="P3" style:family="paragraph" style:parent-style-name="Standard">
      <style:text-properties officeooo:rsid="000c66a7" officeooo:paragraph-rsid="000d648e"/>
    </style:style>
    <style:style style:name="P4" style:family="paragraph" style:parent-style-name="Standard">
      <style:text-properties officeooo:rsid="000d648e" officeooo:paragraph-rsid="000d648e"/>
    </style:style>
    <style:style style:name="P5" style:family="paragraph" style:parent-style-name="Standard">
      <style:text-properties officeooo:rsid="000d648e" officeooo:paragraph-rsid="000d648e"/>
    </style:style>
    <style:style style:name="P6" style:family="paragraph" style:parent-style-name="Standard">
      <style:text-properties officeooo:rsid="000ebc1e" officeooo:paragraph-rsid="000d648e"/>
    </style:style>
    <style:style style:name="T1" style:family="text">
      <style:text-properties officeooo:rsid="000bd8a2"/>
    </style:style>
    <style:style style:name="T2" style:family="text">
      <style:text-properties officeooo:rsid="000d64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application uses Google C++ <text:span text:style-name="T1">Client</text:span> APIs along with the Gmail API provided by Google. <text:span text:style-name="T1">This application currently only runs on Linux because the Google C++ Client API only supports Linux.</text:span></text:p>
      <text:p text:style-name="P1"/>
      <text:p text:style-name="P2">Problems faced when building with Google C++ API is that, the API is rather dated and lots of stuffs were missing. Some of these issues that were resolved was overriding wrong base functions and missing functions that was not generated properly by Google’s C++ API generator.</text:p>
      <text:p text:style-name="P2"/>
      <text:p text:style-name="P4">The Google C++ API included an Oauth API for validating if the user has valid access to read the emails. The Gmail API is a Restful API, therefore to download emails, we use the Google Client library to send HTTP request to the Gmail API gateway to get the corresponding email.</text:p>
      <text:p text:style-name="P2"/>
      <text:p text:style-name="P2">After I fixed it and got the google client to work, I decided to use OpenSSL to encrypt/decrypt the messages that I downloaded from the internet. The reason being, OpenSSL is being included along with the Google C++ API and I decided to make use of it.</text:p>
      <text:p text:style-name="P2"/>
      <text:p text:style-name="P3">The algorithm that I have use is AES for symmetric encryption and RSA for asymmetric encryption. I am using a method that is known as enveloping. <text:span text:style-name="T2">The issue with encrypting with asymmetric keys is that large message are slow to encrypt, hence envelope is a technique of encrypting the symmetric key that is used to encrypt the message content and using public key to encrypt the symmetric key. Likewise, to decrypt the message, we first use the private key to decrypt the symmetric key and use it to decrypt the message content.</text:span></text:p>
      <text:p text:style-name="P3"/>
      <text:p text:style-name="P4">The algorithm that I have chosen here is RSA for asymmetric and AES_ 256 for symmetric keys.</text:p>
      <text:p text:style-name="P4">I have chosen these two algorithm because it is among the more commonly use algorithm. Also I used envelopes because it is more optimal that wa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6:39:19.033508603</meta:creation-date>
    <dc:date>2017-12-29T17:00:39.288802388</dc:date>
    <meta:editing-duration>PT13M30S</meta:editing-duration>
    <meta:editing-cycles>5</meta:editing-cycles>
    <meta:generator>LibreOffice/5.1.6.2$Linux_X86_64 LibreOffice_project/10m0$Build-2</meta:generator>
    <meta:document-statistic meta:table-count="0" meta:image-count="0" meta:object-count="0" meta:page-count="1" meta:paragraph-count="7" meta:word-count="310" meta:character-count="1758" meta:non-whitespace-character-count="1455"/>
  </office:meta>
</office:document-meta>
</file>